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a69a8" officeooo:paragraph-rsid="0029564d"/>
    </style:style>
    <style:style style:name="P2" style:family="paragraph" style:parent-style-name="Standard">
      <style:text-properties style:font-name="Linux Libertine O" officeooo:rsid="002e589e" officeooo:paragraph-rsid="002e589e"/>
    </style:style>
    <style:style style:name="P3" style:family="paragraph" style:parent-style-name="Standard">
      <style:text-properties style:font-name="Linux Libertine O" officeooo:rsid="002e589e" officeooo:paragraph-rsid="0035668c"/>
    </style:style>
    <style:style style:name="P4" style:family="paragraph" style:parent-style-name="Standard">
      <style:text-properties style:font-name="Linux Libertine O" officeooo:rsid="002e589e" officeooo:paragraph-rsid="00386c36"/>
    </style:style>
    <style:style style:name="P5" style:family="paragraph" style:parent-style-name="Standard">
      <style:text-properties style:font-name="Linux Libertine O" officeooo:paragraph-rsid="0030dbcb"/>
    </style:style>
    <style:style style:name="P6" style:family="paragraph" style:parent-style-name="Standard">
      <style:text-properties style:font-name="Linux Libertine O" officeooo:rsid="0035668c" officeooo:paragraph-rsid="002e589e"/>
    </style:style>
    <style:style style:name="P7" style:family="paragraph" style:parent-style-name="Standard">
      <style:text-properties style:font-name="Linux Libertine O" officeooo:rsid="0035668c" officeooo:paragraph-rsid="00386c36"/>
    </style:style>
    <style:style style:name="P8" style:family="paragraph" style:parent-style-name="Standard">
      <style:text-properties style:font-name="Linux Libertine O" officeooo:rsid="003dde64" officeooo:paragraph-rsid="003dde64"/>
    </style:style>
    <style:style style:name="P9" style:family="paragraph" style:parent-style-name="Standard">
      <style:text-properties style:font-name="Linux Libertine O" officeooo:rsid="003dde64" officeooo:paragraph-rsid="003dde64"/>
    </style:style>
    <style:style style:name="P10" style:family="paragraph" style:parent-style-name="Standard">
      <style:text-properties style:font-name="Linux Libertine O" officeooo:rsid="003dde64" officeooo:paragraph-rsid="0045b157"/>
    </style:style>
    <style:style style:name="P11" style:family="paragraph" style:parent-style-name="Standard">
      <style:text-properties style:font-name="Linux Libertine O" officeooo:rsid="003dde64" officeooo:paragraph-rsid="0048fa4d"/>
    </style:style>
    <style:style style:name="P12" style:family="paragraph" style:parent-style-name="Standard">
      <style:text-properties style:font-name="Linux Libertine O" officeooo:rsid="002e589e" officeooo:paragraph-rsid="0044a70b"/>
    </style:style>
    <style:style style:name="P13" style:family="paragraph" style:parent-style-name="Standard">
      <style:text-properties style:font-name="Linux Libertine O" officeooo:rsid="002e589e" officeooo:paragraph-rsid="002e589e"/>
    </style:style>
    <style:style style:name="P14" style:family="paragraph" style:parent-style-name="Standard">
      <style:text-properties style:font-name="Linux Libertine O" officeooo:rsid="001fd2e8" officeooo:paragraph-rsid="001fd2e8"/>
    </style:style>
    <style:style style:name="T1" style:family="text">
      <style:text-properties fo:color="#3465a4" loext:opacity="100%" style:font-name="Linux Libertine O" fo:font-weight="bold" style:font-weight-asian="bold" style:font-weight-complex="bold"/>
    </style:style>
    <style:style style:name="T2" style:family="text">
      <style:text-properties fo:color="#3465a4" loext:opacity="100%" style:font-name="Linux Libertine O" fo:font-size="14pt" fo:font-weight="bold" officeooo:rsid="002e589e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3dde64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2e589e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dde64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3f6cfe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officeooo:rsid="0044a70b" style:font-size-asian="18.2000007629395pt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3dde64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fo:color="#004586" loext:opacity="100%" style:font-name="Linux Libertine O" fo:font-size="18.2000007629395pt" fo:font-weight="bold" officeooo:rsid="0040f956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1" style:family="text">
      <style:text-properties officeooo:rsid="0035668c"/>
    </style:style>
    <style:style style:name="T12" style:family="text">
      <style:text-properties officeooo:rsid="003dde64"/>
    </style:style>
    <style:style style:name="T13" style:family="text">
      <style:text-properties officeooo:rsid="003de783"/>
    </style:style>
    <style:style style:name="T14" style:family="text">
      <style:text-properties officeooo:rsid="00423639"/>
    </style:style>
    <style:style style:name="T15" style:family="text">
      <style:text-properties officeooo:rsid="0044a70b"/>
    </style:style>
    <style:style style:name="T16" style:family="text">
      <style:text-properties officeooo:rsid="0045b157"/>
    </style:style>
    <style:style style:name="T17" style:family="text">
      <style:text-properties officeooo:rsid="00465d48"/>
    </style:style>
    <style:style style:name="T18" style:family="text">
      <style:text-properties officeooo:rsid="0047e8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0">Sneaky m</text:span><text:span text:style-name="T9">ince pie </text:span><text:span text:style-name="T4">(</text:span><text:span text:style-name="T6">1 pie</text:span><text:span text:style-name="T4">; </text:span><text:span text:style-name="T8">30</text:span><text:span text:style-name="T5"> min</text:span><text:span text:style-name="T4">)</text:span></text:h>
      <text:p text:style-name="P5"/>
      <text:p text:style-name="Heading"><text:span text:style-name="T1">For the </text:span><text:span text:style-name="T3">dough</text:span></text:p>
      <text:p text:style-name="P2"><text:span text:style-name="T11">1</text:span><text:span text:style-name="T12">10</text:span>g <text:span text:style-name="T11">plain</text:span> flour</text:p>
      <text:p text:style-name="P4"><text:span text:style-name="T12">3</text:span><text:span text:style-name="T11">5g</text:span> caster sugar</text:p>
      <text:p text:style-name="P2"><text:span text:style-name="T12">75</text:span>g butter<text:span text:style-name="T11"> in small pieces</text:span></text:p>
      <text:p text:style-name="P6"/>
      <text:p text:style-name="P2"/>
      <text:p text:style-name="P8">Line a round 12cm diameter cake tin with baking paper. </text:p>
      <text:p text:style-name="P8">Measure <text:span text:style-name="T18">the</text:span> ingredients into a bowl and rub together until it forms a dough.</text:p>
      <text:p text:style-name="P8"/>
      <text:p text:style-name="P12"/>
      <text:p text:style-name="P3"/>
      <text:p text:style-name="Heading"><text:span text:style-name="T1">For the </text:span><text:span text:style-name="T2">assembly</text:span></text:p>
      <text:p text:style-name="P8">135g mincemeat</text:p>
      <text:p text:style-name="P7"/>
      <text:p text:style-name="P2"><text:span text:style-name="T11">sprinkle of</text:span> flour</text:p>
      <text:p text:style-name="P2"/>
      <text:p text:style-name="P2"/>
      <text:p text:style-name="P11"><text:span text:style-name="T15">P</text:span>reheat the oven to 190 degrees.</text:p>
      <text:p text:style-name="P14"/>
      <text:p text:style-name="P8">Sprinkle a few pinches of flour onto the worktop <text:span text:style-name="T13">and</text:span> break off just under half the dough <text:span text:style-name="T15">(~90g)</text:span> <text:span text:style-name="T13">to make the lid. R</text:span>oll it into a ball, <text:span text:style-name="T13">then</text:span> flatten until it’s a bit larger than the cake tin (rough edges are fine).</text:p>
      <text:p text:style-name="P8"/>
      <text:p text:style-name="P8">Squish the rest into the bottom and sides of the tin and fill with <text:span text:style-name="T15">the </text:span>mincemeat.</text:p>
      <text:p text:style-name="P8"/>
      <text:p text:style-name="P8">Flip the dough lid over (smooth side up) and <text:span text:style-name="T14">lay over the</text:span> top, <text:span text:style-name="T14">it will generally be a bit domed with the extra pastry forming a gutter around the crust</text:span>. <text:span text:style-name="T14">S</text:span>quish <text:span text:style-name="T14">the lid and</text:span> any rough edges into <text:span text:style-name="T14">the side crust to seal the pie </text:span><text:span text:style-name="T15">and make the edge slightly taller</text:span>.</text:p>
      <text:p text:style-name="P8"/>
      <text:p text:style-name="P10">Bake for 12 min, then leave to cool completely* before cutting.</text:p>
      <text:p text:style-name="P10"><text:span text:style-name="T16">(*Warm pie means runny filling </text:span><text:span text:style-name="T17">when cut</text:span><text:span text:style-name="T16">.)</text:span></text:p>
      <text:p text:style-name="P8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12-24T18:44:53.157597638</dc:date>
    <meta:editing-duration>PT1H20M11S</meta:editing-duration>
    <meta:editing-cycles>42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86" meta:character-count="968" meta:non-whitespace-character-count="797"/>
  </office:meta>
</office:document-meta>
</file>